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d017" officeooo:paragraph-rsid="000dd01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phi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22:24:47.352597100</meta:creation-date>
    <dc:date>2021-03-31T22:25:18.278701473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6.4.6.2$Linux_X86_64 LibreOffice_project/40$Build-2</meta:generator>
  </office:meta>
</office:document-meta>
</file>